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5.9618in" table:align="left"/>
    </style:style>
    <style:style style:name="Table1.A" style:family="table-column">
      <style:table-column-properties style:column-width="4.4785in"/>
    </style:style>
    <style:style style:name="Table1.B" style:family="table-column">
      <style:table-column-properties style:column-width="1.4833in"/>
    </style:style>
    <style:style style:name="Table1.A1" style:family="table-cell">
      <style:table-cell-properties style:vertical-align="middle" style:border-line-width-left="0.0007in 0.0139in 0.0007in" style:border-line-width-top="0.0007in 0.0139in 0.0007in" style:border-line-width-bottom="0.0007in 0.0139in 0.0007in" fo:padding="0.0208in" fo:border-left="0.05pt double #808080" fo:border-right="none" fo:border-top="0.05pt double #808080" fo:border-bottom="0.05pt double #808080"/>
    </style:style>
    <style:style style:name="Table1.B1" style:family="table-cell">
      <style:table-cell-properties style:vertical-align="middle" style:border-line-width="0.0007in 0.0139in 0.0007in" fo:padding="0.0208in" fo:border="0.05pt double #808080"/>
    </style:style>
    <style:style style:name="Table1.A2" style:family="table-cell">
      <style:table-cell-properties style:vertical-align="middle" style:border-line-width-left="0.0007in 0.0139in 0.0007in" style:border-line-width-bottom="0.0007in 0.0139in 0.0007in" fo:padding="0.0208in" fo:border-left="0.05pt double #808080" fo:border-right="none" fo:border-top="none" fo:border-bottom="0.05pt double #808080"/>
    </style:style>
    <style:style style:name="Table1.B2" style:family="table-cell">
      <style:table-cell-properties style:vertical-align="middle" style:border-line-width-left="0.0007in 0.0139in 0.0007in" style:border-line-width-right="0.0007in 0.0139in 0.0007in" style:border-line-width-bottom="0.0007in 0.0139in 0.0007in" fo:padding="0.0208in" fo:border-left="0.05pt double #808080" fo:border-right="0.05pt double #808080" fo:border-top="none" fo:border-bottom="0.05pt double #808080"/>
    </style:style>
    <style:style style:name="Table2" style:family="table">
      <style:table-properties style:width="5.9618in" table:align="left"/>
    </style:style>
    <style:style style:name="Table2.A" style:family="table-column">
      <style:table-column-properties style:column-width="4.4785in"/>
    </style:style>
    <style:style style:name="Table2.B" style:family="table-column">
      <style:table-column-properties style:column-width="1.4833in"/>
    </style:style>
    <style:style style:name="Table2.A1" style:family="table-cell">
      <style:table-cell-properties style:vertical-align="middle" style:border-line-width-left="0.0007in 0.0139in 0.0007in" style:border-line-width-top="0.0007in 0.0139in 0.0007in" style:border-line-width-bottom="0.0007in 0.0139in 0.0007in" fo:padding="0.0208in" fo:border-left="0.05pt double #808080" fo:border-right="none" fo:border-top="0.05pt double #808080" fo:border-bottom="0.05pt double #808080"/>
    </style:style>
    <style:style style:name="Table2.B1" style:family="table-cell">
      <style:table-cell-properties style:vertical-align="middle" style:border-line-width="0.0007in 0.0139in 0.0007in" fo:padding="0.0208in" fo:border="0.05pt double #808080"/>
    </style:style>
    <style:style style:name="Table2.A2" style:family="table-cell">
      <style:table-cell-properties style:vertical-align="middle" style:border-line-width-left="0.0007in 0.0139in 0.0007in" style:border-line-width-bottom="0.0007in 0.0139in 0.0007in" fo:padding="0.0208in" fo:border-left="0.05pt double #808080" fo:border-right="none" fo:border-top="none" fo:border-bottom="0.05pt double #808080"/>
    </style:style>
    <style:style style:name="Table2.B2" style:family="table-cell">
      <style:table-cell-properties style:vertical-align="middle" style:border-line-width-left="0.0007in 0.0139in 0.0007in" style:border-line-width-right="0.0007in 0.0139in 0.0007in" style:border-line-width-bottom="0.0007in 0.0139in 0.0007in" fo:padding="0.0208in" fo:border-left="0.05pt double #808080" fo:border-right="0.05pt double #808080" fo:border-top="none" fo:border-bottom="0.05pt double #808080"/>
    </style:style>
    <style:style style:name="P1" style:family="paragraph" style:parent-style-name="Standard">
      <style:paragraph-properties fo:margin-left="0.4925in" fo:margin-right="0in" fo:text-indent="0in" style:auto-text-indent="false"/>
    </style:style>
    <style:style style:name="P2" style:family="paragraph" style:parent-style-name="Standard">
      <style:paragraph-properties fo:margin-left="0.9846in" fo:margin-right="0in" fo:text-indent="0in" style:auto-text-indent="false"/>
    </style:style>
    <style:style style:name="P3" style:family="paragraph" style:parent-style-name="Standard">
      <style:paragraph-properties fo:margin-left="0in" fo:margin-right="0in" fo:text-indent="0in" style:auto-text-indent="false"/>
    </style:style>
    <style:style style:name="T1" style:family="text">
      <style:text-properties style:font-name="monospace"/>
    </style:style>
    <style:style style:name="T2" style:family="text">
      <style:text-properties style:font-name="monospace" fo:font-weight="bold"/>
    </style:style>
    <style:style style:name="T3" style:family="text">
      <style:text-properties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avid Morris – Kyle Goodwill – Weronika Kowalczyk</text:p>
      <text:p text:style-name="Standard">Professor Eileen Head</text:p>
      <text:p text:style-name="Standard">Programming Languages – Homework 7</text:p>
      <text:p text:style-name="Standard">Due March 17, 2015</text:p>
      <text:p text:style-name="Standard"/>
      <text:p text:style-name="Standard">1)</text:p>
      <text:p text:style-name="P1">Static Scoping:</text:p>
      <text:p text:style-name="P2">1</text:p>
      <text:p text:style-name="P2">1</text:p>
      <text:p text:style-name="P2">2</text:p>
      <text:p text:style-name="P2">2</text:p>
      <text:p text:style-name="P1">Dynamic Scoping:</text:p>
      <text:p text:style-name="P2">1</text:p>
      <text:p text:style-name="P2">1</text:p>
      <text:p text:style-name="P2">2</text:p>
      <text:p text:style-name="P2">1</text:p>
      <text:p text:style-name="P1">This change in the last digit printed occurs due to the procedure “second”. With Static scoping, any calls within that function will still reference the original declaration of x: integer –global, while with Dynamic Scoping the set_x(2) and print_x both reference the locally declared x:integer.</text:p>
      <text:p text:style-name="P1"/>
      <text:p text:style-name="P3">2)</text:p>
      <text:p text:style-name="P1">Static Scoping: 54</text:p>
      <text:p text:style-name="P1">Dynamic Scoping Deep Binding: </text:p>
      <text:p text:style-name="P2">Deep Binding locks in the variables required at time of passing, so while Y was set to 3, the X value referred to by add is still 4, adding up to 7.</text:p>
      <text:p text:style-name="P1">Dynamic Scoping Shallow Binding: </text:p>
      <text:p text:style-name="P2">Shallow Binding locks in the variables at time of execution, so both assignments of Y := 3 and X := 1 are referenced, causing the result to be 4.</text:p>
      <text:p text:style-name="P3">3)</text:p>
      <text:p text:style-name="P1">Each nested subroutine has its own activation record that is kept throughout the entire execution of the program.</text:p>
      <text:p text:style-name="P3">4)</text:p>
      <text:p text:style-name="P1">The inconsistency of this program originates from line 7, “while (i++ &lt;512) {“. Depending on the architecture, the Assembly could implement “i++” as Compare First then Increment, Increment first then Compare, or anything else under the sun. This could cause all the insecurities described in part B of the question.</text:p>
      <text:p text:style-name="P3">5)</text:p>
      <text:p text:style-name="P1"/>
      <text:p text:style-name="P3">7)</text:p>
      <text:p text:style-name="P1">These statements are not contradictory because, while the language specifications might stay the same, implementation across different architectures is bound to change.</text:p>
      <text:p text:style-name="P3">8)</text:p>
      <text:p text:style-name="P1">( - 16 ( 9 4 ) ) Will evaluate to 11 when executed, but when parens are removed the execution path becomes unclear as ( - 16 9 4 ).</text:p>
      <text:p text:style-name="P1"/>
      <text:p text:style-name="P1">Reworded: </text:p>
      <text:p text:style-name="P2">Issues of precedence and associativity do not arise with prefix or postfix notation on binary operators.</text:p>
      <text:p text:style-name="P3"><text:soft-page-break/>10) (++/--) &gt; (+) &gt; (&amp;&amp;) &gt; (=)</text:p>
      <text:p text:style-name="P3">Left → Right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int a[] = {0, 1, 2, 3, 4}; int n = 2;<text:line-break/></text:span><text:span text:style-name="T2"><text:line-break/>int x = (a[n++] = a[n--] + a[++n] &amp;&amp; a[n]);</text:span></text:p>
          </table:table-cell>
          <table:table-cell table:style-name="Table1.B1" office:value-type="string">
            <text:p text:style-name="Table_20_Contents"><text:line-break/><text:span text:style-name="T3">n=2</text:span>                   x=?  <text:line-break/>                              </text:p>
          </table:table-cell>
        </table:table-row>
        <table:table-row>
          <table:table-cell table:style-name="Table1.A2" office:value-type="string">
            <text:p text:style-name="Table_20_Contents"> A[2] = a[n--] + a[++n] &amp;&amp; a[n]</text:p>
          </table:table-cell>
          <table:table-cell table:style-name="Table1.B2" office:value-type="string">
            <text:p text:style-name="Table_20_Contents">N=3, X=? </text:p>
          </table:table-cell>
        </table:table-row>
        <table:table-row>
          <table:table-cell table:style-name="Table1.A2" office:value-type="string">
            <text:p text:style-name="Table_20_Contents"> A[2] = a[3] + a[++n] &amp;&amp; a[n]</text:p>
          </table:table-cell>
          <table:table-cell table:style-name="Table1.B2" office:value-type="string">
            <text:p text:style-name="Table_20_Contents">N=2, X=? </text:p>
          </table:table-cell>
        </table:table-row>
        <table:table-row>
          <table:table-cell table:style-name="Table1.A2" office:value-type="string">
            <text:p text:style-name="Table_20_Contents"> A[2] = a[3] + a[3] &amp;&amp; a[n]</text:p>
          </table:table-cell>
          <table:table-cell table:style-name="Table1.B2" office:value-type="string">
            <text:p text:style-name="Table_20_Contents">N=3, X=? </text:p>
          </table:table-cell>
        </table:table-row>
        <table:table-row>
          <table:table-cell table:style-name="Table1.A2" office:value-type="string">
            <text:p text:style-name="Table_20_Contents"> A[2] = a[3] + a[3] &amp;&amp; a[3]</text:p>
          </table:table-cell>
          <table:table-cell table:style-name="Table1.B2" office:value-type="string">
            <text:p text:style-name="Table_20_Contents">N=3, X=? </text:p>
          </table:table-cell>
        </table:table-row>
        <table:table-row>
          <table:table-cell table:style-name="Table1.A2" office:value-type="string">
            <text:p text:style-name="Table_20_Contents"> A[2] = 6 &amp;&amp; a[3]</text:p>
          </table:table-cell>
          <table:table-cell table:style-name="Table1.B2" office:value-type="string">
            <text:p text:style-name="Table_20_Contents">N=3, X=? </text:p>
          </table:table-cell>
        </table:table-row>
        <table:table-row>
          <table:table-cell table:style-name="Table1.A2" office:value-type="string">
            <text:p text:style-name="Table_20_Contents"> A[2] = 1</text:p>
          </table:table-cell>
          <table:table-cell table:style-name="Table1.B2" office:value-type="string">
            <text:p text:style-name="Table_20_Contents">N=3, X=? </text:p>
          </table:table-cell>
        </table:table-row>
        <table:table-row>
          <table:table-cell table:style-name="Table1.A2" office:value-type="string">
            <text:p text:style-name="Table_20_Contents">1</text:p>
          </table:table-cell>
          <table:table-cell table:style-name="Table1.B2" office:value-type="string">
            <text:p text:style-name="Table_20_Contents">N=3, X=1 </text:p>
          </table:table-cell>
        </table:table-row>
        <table:table-row>
          <table:table-cell table:style-name="Table1.A2" office:value-type="string">
            <text:p text:style-name="Table_20_Contents"> </text:p>
          </table:table-cell>
          <table:table-cell table:style-name="Table1.B2" office:value-type="string">
            <text:p text:style-name="Table_20_Contents"> </text:p>
          </table:table-cell>
        </table:table-row>
      </table:table>
      <text:p text:style-name="Text_20_body"><text:line-break/>Right → Left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1">int a[] = {0, 1, 2, 3, 4}; int n = 2;<text:line-break/></text:span><text:span text:style-name="T2"><text:line-break/>int x = (a[n++] = a[n--] + a[++n] &amp;&amp; a[n]);</text:span></text:p>
          </table:table-cell>
          <table:table-cell table:style-name="Table2.B1" office:value-type="string">
            <text:p text:style-name="Table_20_Contents"><text:line-break/><text:span text:style-name="T3">n=2</text:span>                   x=?  <text:line-break/>                              </text:p>
          </table:table-cell>
        </table:table-row>
        <table:table-row>
          <table:table-cell table:style-name="Table2.A2" office:value-type="string">
            <text:p text:style-name="Table_20_Contents">A[n++] = a[n--] + a[++n] &amp;&amp; a[2]</text:p>
          </table:table-cell>
          <table:table-cell table:style-name="Table2.B2" office:value-type="string">
            <text:p text:style-name="Table_20_Contents">N=2, X=?</text:p>
          </table:table-cell>
        </table:table-row>
        <table:table-row>
          <table:table-cell table:style-name="Table2.A2" office:value-type="string">
            <text:p text:style-name="Table_20_Contents">A[n++] = a[n--] + a[3] &amp;&amp; a[2]</text:p>
          </table:table-cell>
          <table:table-cell table:style-name="Table2.B2" office:value-type="string">
            <text:p text:style-name="Table_20_Contents">N=3, X=?</text:p>
          </table:table-cell>
        </table:table-row>
        <table:table-row>
          <table:table-cell table:style-name="Table2.A2" office:value-type="string">
            <text:p text:style-name="Table_20_Contents">A[n++] = a[3] + a[3] &amp;&amp; a[2]</text:p>
          </table:table-cell>
          <table:table-cell table:style-name="Table2.B2" office:value-type="string">
            <text:p text:style-name="Table_20_Contents">N=2, X=?</text:p>
          </table:table-cell>
        </table:table-row>
        <table:table-row>
          <table:table-cell table:style-name="Table2.A2" office:value-type="string">
            <text:p text:style-name="Table_20_Contents">A[2] = a[3] + a[3] &amp;&amp; a[2]</text:p>
          </table:table-cell>
          <table:table-cell table:style-name="Table2.B2" office:value-type="string">
            <text:p text:style-name="Table_20_Contents">N=3, X=?</text:p>
          </table:table-cell>
        </table:table-row>
        <table:table-row>
          <table:table-cell table:style-name="Table2.A2" office:value-type="string">
            <text:p text:style-name="Table_20_Contents">A[2] = 6 &amp;&amp; a[2]</text:p>
          </table:table-cell>
          <table:table-cell table:style-name="Table2.B2" office:value-type="string">
            <text:p text:style-name="Table_20_Contents">N=3, X=?</text:p>
          </table:table-cell>
        </table:table-row>
        <table:table-row>
          <table:table-cell table:style-name="Table2.A2" office:value-type="string">
            <text:p text:style-name="Table_20_Contents">A[2] = 1</text:p>
          </table:table-cell>
          <table:table-cell table:style-name="Table2.B2" office:value-type="string">
            <text:p text:style-name="Table_20_Contents">N=3, X=?</text:p>
          </table:table-cell>
        </table:table-row>
        <table:table-row>
          <table:table-cell table:style-name="Table2.A2" office:value-type="string">
            <text:p text:style-name="Table_20_Contents">1</text:p>
          </table:table-cell>
          <table:table-cell table:style-name="Table2.B2" office:value-type="string">
            <text:p text:style-name="Table_20_Contents">N=3, X=1</text:p>
          </table:table-cell>
        </table:table-row>
        <table:table-row>
          <table:table-cell table:style-name="Table2.A2" office:value-type="string">
            <text:p text:style-name="Table_20_Contents"> </text:p>
          </table:table-cell>
          <table:table-cell table:style-name="Table2.B2" office:value-type="string">
            <text:p text:style-name="Table_20_Contents"> 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Morris</meta:initial-creator>
    <meta:creation-date>2015-03-17T13:37:34</meta:creation-date>
    <dc:date>2015-03-17T16:04:24</dc:date>
    <dc:creator>David Morris</dc:creator>
    <meta:editing-duration>PT2H25M15S</meta:editing-duration>
    <meta:editing-cycles>13</meta:editing-cycles>
    <meta:generator>LibreOffice/3.5$Linux_X86_64 LibreOffice_project/350m1$Build-2</meta:generator>
    <meta:document-statistic meta:table-count="2" meta:image-count="0" meta:object-count="0" meta:page-count="2" meta:paragraph-count="72" meta:word-count="464" meta:character-count="2427" meta:non-whitespace-character-count="1910"/>
  </office:meta>
</office:document-meta>
</file>